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P1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style:font-name-asian="ArialMT" style:font-size-asian="14pt" style:font-name-complex="ArialMT" style:font-size-complex="14pt"/>
    </style:style>
    <style:style style:name="P1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13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sv" fo:country="SE"/>
    </style:style>
    <style:style style:name="P15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1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ArialMT" style:font-weight-asian="bold" style:font-name-complex="Arial" style:font-weight-complex="bold"/>
    </style:style>
    <style:style style:name="P2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2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"/>
    </style:style>
    <style:style style:name="P23" style:family="paragraph" style:parent-style-name="Standard">
      <style:text-properties style:font-name="Arial" fo:language="sv" fo:country="SE" style:font-name-complex="Arial"/>
    </style:style>
    <style:style style:name="P24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5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fo:font-weight="bold" style:font-name-asian="ArialMT" style:font-weight-asian="bold" style:font-name-complex="ArialMT" style:font-weight-complex="bold"/>
    </style:style>
    <style:style style:name="P26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27" style:family="paragraph" style:parent-style-name="Standard">
      <style:paragraph-properties fo:margin-left="1.4772in" fo:margin-right="0in" fo:text-indent="0.4925in" style:auto-text-indent="false"/>
      <style:text-properties style:font-name="Arial" fo:language="sv" fo:country="SE" style:font-name-complex="Arial"/>
    </style:style>
    <style:style style:name="P28" style:family="paragraph" style:parent-style-name="Standard">
      <style:paragraph-properties fo:margin-left="0in" fo:margin-right="0in" fo:text-indent="0.4925in" style:auto-text-indent="false"/>
      <style:text-properties style:font-name="Arial" fo:language="sv" fo:country="SE" style:font-name-complex="Arial"/>
    </style:style>
    <style:style style:name="P29" style:family="paragraph" style:parent-style-name="Liststycke">
      <style:paragraph-properties fo:margin-left="0in" fo:margin-right="0in" fo:text-indent="0in" style:auto-text-indent="false"/>
    </style:style>
    <style:style style:name="P30" style:family="paragraph" style:parent-style-name="Liststycke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1" style:family="paragraph" style:parent-style-name="Standard">
      <style:paragraph-properties fo:margin-left="2.4618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Arial" fo:language="sv" fo:country="SE" style:font-name-complex="Arial"/>
    </style:style>
    <style:style style:name="P32" style:family="paragraph" style:parent-style-name="Standard" style:master-page-name="Standard">
      <style:paragraph-properties fo:text-align="end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T1" style:family="text">
      <style:text-properties fo:language="sv" fo:country="SE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MT" fo:language="sv" fo:country="SE" style:font-name-asian="ArialMT" style:font-name-complex="ArialMT"/>
    </style:style>
    <style:style style:name="T4" style:family="text"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5" style:family="text"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T6" style:family="text">
      <style:text-properties style:font-name="ArialMT" fo:font-size="15pt" fo:language="sv" fo:country="SE" fo:font-weight="bold" style:font-name-asian="ArialMT" style:font-size-asian="15pt" style:font-weight-asian="bold" style:font-name-complex="ArialMT" style:font-size-complex="15pt" style:font-weight-complex="bold"/>
    </style:style>
    <style:style style:name="T7" style:family="text">
      <style:text-properties style:font-name="ArialMT" fo:font-size="27pt" fo:language="sv" fo:country="SE" fo:font-weight="bold" style:font-name-asian="ArialMT" style:font-size-asian="27pt" style:font-weight-asian="bold" style:font-name-complex="ArialMT" style:font-size-complex="27pt" style:font-weight-complex="bold"/>
    </style:style>
    <style:style style:name="T8" style:family="text"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font-name="Helvetica" fo:language="sv" fo:country="SE" style:font-name-asian="Helvetica" style:font-name-complex="Helvetica"/>
    </style:style>
    <style:style style:name="T10" style:family="text">
      <style:text-properties style:font-name="Helvetica" fo:font-size="8pt" fo:language="sv" fo:country="SE" fo:font-weight="bold" style:font-name-asian="Helvetica" style:font-size-asian="8pt" style:font-weight-asian="bold" style:font-name-complex="Helvetica" style:font-size-complex="8pt" style:font-weight-complex="bold"/>
    </style:style>
    <style:style style:name="T11" style:family="text">
      <style:text-properties style:font-name="Arial" fo:language="sv" fo:country="SE" style:font-name-asian="ArialMT" style:font-name-complex="ArialMT" style:font-weight-complex="bold"/>
    </style:style>
    <style:style style:name="T12" style:family="text">
      <style:text-properties style:font-name="Arial" fo:language="sv" fo:country="SE" fo:font-weight="bold" style:font-name-asian="ArialMT" style:font-weight-asian="bold" style:font-name-complex="ArialMT" style:font-weight-complex="bold"/>
    </style:style>
    <style:style style:name="T13" style:family="text">
      <style:text-properties style:font-name="Arial" fo:language="sv" fo:country="SE" fo:font-weight="bold" style:font-name-asian="Helvetica" style:font-weight-asian="bold" style:font-name-complex="Helvetica"/>
    </style:style>
    <style:style style:name="T14" style:family="text"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T15" style:family="text">
      <style:text-properties style:font-name="Arial" fo:language="sv" fo:country="SE" fo:font-weight="bold" style:font-weight-asian="bold" style:font-name-complex="Arial" style:font-weight-complex="bold"/>
    </style:style>
    <style:style style:name="T16" style:family="text">
      <style:text-properties style:font-name="Arial" fo:language="sv" fo:country="SE" style:font-name-asian="Helvetica" style:font-name-complex="Helvetica"/>
    </style:style>
    <style:style style:name="T17" style:family="text">
      <style:text-properties style:font-name="Arial" fo:language="sv" fo:country="SE" style:font-name-asian="Helvetica" style:font-name-complex="Helvetica" style:font-weight-complex="bold"/>
    </style:style>
    <style:style style:name="T18" style:family="text">
      <style:text-properties style:font-name="Arial" fo:language="sv" fo:country="SE" style:font-name-complex="Arial"/>
    </style:style>
    <style:style style:name="T19" style:family="text">
      <style:text-properties style:font-name="Arial" fo:font-size="10pt" fo:language="sv" fo:country="SE" style:font-name-asian="Helvetica" style:font-size-asian="10pt" style:font-name-complex="Helvetica" style:font-size-complex="10pt"/>
    </style:style>
    <style:style style:name="T20" style:family="text">
      <style:text-properties style:font-name="Arial" fo:font-size="12pt" style:font-size-asian="12pt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 text:c="63"/></text:p>
      <text:p text:style-name="P2">Sida 1<text:tab/></text:p>
      <text:p text:style-name="P3"/>
      <text:p text:style-name="P3"/>
      <text:p text:style-name="P3"/>
      <text:p text:style-name="P13"><text:span text:style-name="T3">Styrelsen för</text:span><text:span text:style-name="T9"> </text:span></text:p>
      <text:p text:style-name="P13"><text:span text:style-name="T6">Amber BioSciences AB</text:span><text:span text:style-name="T9"> </text:span></text:p>
      <text:p text:style-name="P13"><text:span text:style-name="T3">Org nr 556755-7763</text:span><text:span text:style-name="T9"> </text:span></text:p>
      <text:p text:style-name="P4"/>
      <text:p text:style-name="P4"/>
      <text:p text:style-name="P4"/>
      <text:p text:style-name="P4">avger härmed</text:p>
      <text:p text:style-name="P15"><text:s/></text:p>
      <text:p text:style-name="P13"><text:span text:style-name="T7">Årsredovisning</text:span><text:span text:style-name="T9"> </text:span></text:p>
      <text:p text:style-name="P4"/>
      <text:p text:style-name="P13"><text:span text:style-name="T3">för räkenskapsåret 1 Maj 2016 - 30 <text:s/>April 2017</text:span><text:span text:style-name="T9">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<text:tab/><text:tab/><text:tab/><text:tab/></text:span><text:span text:style-name="T1">Innehåll:<text:tab/><text:tab/><text:tab/><text:tab/><text:tab/><text:tab/><text:tab/><text:tab/><text:tab/></text:span><text:span text:style-name="T4">sida</text:span><text:span text:style-name="T9"> </text:span></text:p>
      <text:p text:style-name="P7"><text:tab/><text:tab/><text:tab/><text:tab/></text:p>
      <text:p text:style-name="P1"><text:span text:style-name="T4"><text:tab/><text:tab/><text:tab/><text:tab/>Förvaltningsberättelse <text:tab/><text:tab/><text:tab/><text:tab/><text:tab/><text:tab/> <text:s text:c="3"/>2</text:span><text:span text:style-name="T9"> </text:span></text:p>
      <text:p text:style-name="P1"><text:span text:style-name="T4"><text:tab/><text:tab/><text:tab/><text:tab/>Resultaträkning <text:tab/><text:tab/><text:tab/><text:tab/><text:tab/><text:tab/><text:tab/> <text:s text:c="3"/>3</text:span><text:span text:style-name="T9"> </text:span></text:p>
      <text:p text:style-name="P1"><text:span text:style-name="T4"><text:tab/><text:tab/><text:tab/><text:tab/>Balansräkning <text:tab/><text:tab/><text:tab/><text:tab/><text:tab/><text:tab/><text:tab/> <text:s text:c="3"/>4</text:span><text:span text:style-name="T9"> </text:span></text:p>
      <text:p text:style-name="P1"><text:span text:style-name="T4"><text:tab/><text:tab/><text:tab/><text:tab/>Tilläggsupplysningar <text:s text:c="7"/><text:tab/> <text:tab/><text:tab/><text:tab/><text:tab/> <text:s text:c="3"/>5</text:span><text:span text:style-name="T9"> </text:span></text:p>
      <text:p text:style-name="P7"><text:tab/><text:tab/><text:tab/><text:tab/>Underskrifter <text:tab/><text:tab/><text:tab/><text:tab/><text:tab/><text:tab/><text:tab/><text:tab/> <text:s text:c="3"/>6</text:p>
      <text:p text:style-name="P7"/>
      <text:p text:style-name="P7"/>
      <text:p text:style-name="P7"/>
      <text:p text:style-name="P7"/>
      <text:p text:style-name="P7"/>
      <text:p text:style-name="P12">Undertecknad styrelseledamot i Amber BioSciences AB intygar, dels att denna kopia av årsredovisningen </text:p>
      <text:p text:style-name="P12">överensstämmer med originalet, dels att resultaträkningen och balansräkningen fastställts på årsstämma den</text:p>
      <text:p text:style-name="P12">2017-11-8. Årsstämman beslöt att godkänna styrelsens förslag till vinstdisposition (förslag beträffande den </text:p>
      <text:p text:style-name="P12">uppkomna förlusten).</text:p>
      <text:p text:style-name="P12"/>
      <text:p text:style-name="P12">Lund, 2017-11-08</text:p>
      <text:p text:style-name="P12"/>
      <text:p text:style-name="P12"/>
      <text:p text:style-name="P12">Morten Krogh, V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"><text:span text:style-name="T4">Amber BioSciences AB<text:tab/><text:tab/><text:tab/><text:tab/>Årsredovisning</text:span><text:span text:style-name="T3"><text:tab/><text:tab/><text:tab/><text:tab/>Sida 2</text:span></text:p>
      <text:p text:style-name="P3">Org.nr: 556755-7763<text:tab/><text:tab/><text:tab/><text:tab/><text:tab/>160501-170430<text:tab/></text:p>
      <text:p text:style-name="P3"/>
      <text:p text:style-name="P3"/>
      <text:p text:style-name="P10"><text:tab/><text:tab/><text:tab/><text:tab/><text:tab/><text:tab/>Förvaltningsberättelse</text:p>
      <text:p text:style-name="P7">Information om verksamheten</text:p>
      <text:p text:style-name="P3">Amber BioSciences AB grundades i April 2008 av Ann-Sofie Albrekt, Björn Canbäck </text:p>
      <text:p text:style-name="P3">och Morten Krogh, som alla har erfarenhet inom bioinformatik och statistisk analys av</text:p>
      <text:p text:style-name="P3">biologiska data. Affärsmodellen är att sälja konsulttjänster till universitetsforskare och </text:p>
      <text:p text:style-name="P3">till bioteknikföretag. Tjänsterna består av bioinformatiska och statistiska analyser av data. <text:s/></text:p>
      <text:p text:style-name="P7"/>
      <text:p text:style-name="P3">Björn Canbäck har lämnat företaget. Ann-Sofie Albrekt och Morten Krogh fortsatte med att skaffa kunder och utföra bioinformatiske analyser. </text:p>
      <text:p text:style-name="P3"/>
      <text:p text:style-name="P3">Amber Bioscience arbetar målriktat på att utveckla en bioinformatik app. </text:p>
      <text:p text:style-name="P3">Detta arbete är pågående. Elias Moberger, som er programmera, har kommit ind i företaget till att bidraga med utvecklingen af web applikationer. Elias Moberger er med i styrelsen.</text:p>
      <text:p text:style-name="P7"/>
      <text:p text:style-name="P7">Väsentliga händelser under räkenskapsåret</text:p>
      <text:p text:style-name="P3">Amberbio appen är lanseret och bliver använtt mer och mer.</text:p>
      <text:p text:style-name="P3">Företaget har ingen intäkter från appen på nuväranda tidspunkt.</text:p>
      <text:p text:style-name="P7"/>
      <text:p text:style-name="P7">Väsentliga händelser efter räkenskapsårets utgång</text:p>
      <text:p text:style-name="P3">Ingen.</text:p>
      <text:p text:style-name="P7"/>
      <text:p text:style-name="P7">Framtida utveckling</text:p>
      <text:p text:style-name="P3">Företagets plan är att marknadsföra och utveckla bioinformatik tjänster.</text:p>
      <text:p text:style-name="P3"/>
      <text:p text:style-name="P7"/>
      <text:p text:style-name="P7">Flerårsöversikt</text:p>
      <text:p text:style-name="P7"><text:tab/><text:tab/><text:tab/><text:tab/><text:tab/>16/17<text:tab/>15/16</text:p>
      <text:p text:style-name="P5">Omsättning<text:tab/><text:tab/><text:tab/> <text:s text:c="2"/>0 <text:s text:c="13"/>74</text:p>
      <text:p text:style-name="P5">Rörelseresultat<text:tab/><text:tab/> <text:s text:c="7"/>-29 <text:s text:c="12"/>-21<text:tab/><text:tab/></text:p>
      <text:p text:style-name="P7"/>
      <text:p text:style-name="P7"/>
      <text:p text:style-name="P1"><text:span text:style-name="T4">Förslag till disposition beträffande bolagets vinst eller förlust</text:span><text:span text:style-name="T9"> </text:span></text:p>
      <text:p text:style-name="P16"/>
      <text:p text:style-name="P21">Styrelsen föreslår att till förfogande stående vinstmedel, kronor 45 981 kronor balanseras i ny räkning. Vad beträffar företagets resultat och ställning i övrigt, hänvisas till efterföljande resultat- och balansräkningar.</text:p>
      <text:p text:style-name="P24"><text:span text:style-name="T4">Amber BioSciences AB<text:tab/><text:tab/><text:tab/><text:tab/>Årsredovisning</text:span><text:span text:style-name="T3"><text:tab/><text:tab/><text:tab/><text:tab/>Sida 3</text:span></text:p>
      <text:p text:style-name="P3">Org.nr: 556755-7763<text:tab/><text:tab/><text:tab/><text:tab/><text:tab/>160501-170430<text:tab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<text:tab/><text:tab/><text:tab/><text:tab/><text:tab/><text:tab/><text:tab/></text:span><text:span text:style-name="T8">Resultaträkning</text:span></text:p>
      <text:p text:style-name="P7"/>
      <text:p text:style-name="P7"/>
      <text:p text:style-name="P7"/>
      <text:p text:style-name="P1"><text:span text:style-name="T12"><text:tab/><text:tab/><text:tab/><text:tab/><text:tab/><text:tab/><text:tab/><text:tab/><text:tab/><text:tab/></text:span><text:span text:style-name="T11">2015-05-01-<text:tab/><text:tab/>2016-05-01-</text:span></text:p>
      <text:p text:style-name="P17"><text:tab/><text:tab/><text:tab/><text:tab/><text:tab/><text:tab/><text:tab/><text:tab/><text:tab/><text:tab/>2016-04-30<text:tab/><text:tab/>2017-04-30</text:p>
      <text:p text:style-name="P19"/>
      <text:p text:style-name="P1"><text:span text:style-name="T14">RÖRELSENS INTÄKTER</text:span><text:span text:style-name="T16"> </text:span></text:p>
      <text:p text:style-name="P19"/>
      <text:p text:style-name="P1"><text:span text:style-name="T14">Nettoomsättning<text:tab/><text:tab/><text:tab/><text:tab/><text:tab/><text:tab/><text:tab/></text:span><text:span text:style-name="T16">75 598<text:tab/> <text:s text:c="24"/>53</text:span></text:p>
      <text:p text:style-name="P17"/>
      <text:p text:style-name="P19"/>
      <text:p text:style-name="P19">SUMMA RÖRELSENS INTÄKTER<text:tab/><text:tab/><text:tab/><text:tab/>75 598 <text:s text:c="30"/>53</text:p>
      <text:p text:style-name="P19"/>
      <text:p text:style-name="P19"/>
      <text:p text:style-name="P1"><text:span text:style-name="T14">RÖRELSENS KOSTNADER<text:tab/><text:tab/><text:tab/><text:tab/><text:tab/><text:tab/><text:tab/><text:tab/><text:tab/><text:tab/></text:span><text:span text:style-name="T16"> </text:span></text:p>
      <text:p text:style-name="P19"/>
      <text:p text:style-name="P1"><text:span text:style-name="T14">Övriga externa kostnader<text:tab/><text:tab/><text:tab/><text:tab/><text:tab/></text:span><text:span text:style-name="T17">60 487 <text:s text:c="23"/>26 375</text:span></text:p>
      <text:p text:style-name="P17"><text:s/></text:p>
      <text:p text:style-name="P1"><text:span text:style-name="T14">Personalkostnader<text:tab/><text:tab/></text:span><text:span text:style-name="T17">(not 1)</text:span><text:span text:style-name="T14"><text:tab/><text:tab/><text:tab/><text:tab/></text:span><text:span text:style-name="T17">35 680 <text:s text:c="24"/>3 <text:s/>017</text:span></text:p>
      <text:p text:style-name="P19"/>
      <text:p text:style-name="P1"><text:span text:style-name="T14">Avskrivningar</text:span><text:span text:style-name="T16"> </text:span><text:span text:style-name="T14">på inventarier och verktyg<text:tab/><text:tab/> <text:s text:c="8"/></text:span><text:span text:style-name="T17">0 <text:s text:c="32"/>0</text:span></text:p>
      <text:p text:style-name="P19"/>
      <text:p text:style-name="P19"/>
      <text:p text:style-name="P19"/>
      <text:p text:style-name="P19">RÖRELSERESULTAT<text:tab/><text:tab/><text:tab/><text:tab/><text:tab/><text:tab/>-21 569 <text:s text:c="22"/>-29 340</text:p>
      <text:p text:style-name="P17"/>
      <text:p text:style-name="P17"/>
      <text:p text:style-name="P19">FINANSIELLA POSTER</text:p>
      <text:p text:style-name="P1"><text:span text:style-name="T14">Ränteintäkter<text:tab/><text:tab/><text:tab/><text:tab/><text:tab/><text:tab/><text:tab/><text:tab/> <text:s text:c="4"/></text:span><text:span text:style-name="T17">126 <text:s text:c="33"/>0</text:span></text:p>
      <text:p text:style-name="P19"/>
      <text:p text:style-name="P19"/>
      <text:p text:style-name="P19">RESULTAT EFTER FINANSIELLA POSTER<text:tab/><text:tab/>-21 443 <text:s text:c="22"/>-29 340</text:p>
      <text:p text:style-name="P19"/>
      <text:p text:style-name="P1"><text:span text:style-name="T14">Skatt på årets resultat<text:tab/><text:tab/><text:tab/><text:tab/><text:tab/><text:tab/><text:tab/></text:span><text:span text:style-name="T16">0<text:tab/><text:tab/><text:tab/><text:tab/>0</text:span></text:p>
      <text:p text:style-name="P19"/>
      <text:p text:style-name="P19">ÅRETS RESULTAT<text:tab/><text:tab/><text:tab/><text:tab/><text:tab/><text:tab/><text:tab/>-21 443 <text:s text:c="20"/>-29 340</text:p>
      <text:p text:style-name="P19"/>
      <text:p text:style-name="P17"><text:s/></text:p>
      <text:p text:style-name="P17"><text:s/></text:p>
      <text:p text:style-name="P21"/>
      <text:p text:style-name="P21"/>
      <text:p text:style-name="P21"/>
      <text:p text:style-name="P21"/>
      <text:p text:style-name="P21"><text:soft-page-break/></text:p>
      <text:p text:style-name="P1"><text:span text:style-name="T4">Amber BioSciences AB<text:tab/><text:tab/><text:tab/><text:tab/>Årsredovisning</text:span><text:span text:style-name="T3"><text:tab/><text:tab/> <text:s text:c="6"/><text:tab/> <text:s text:c="4"/>Sida 4</text:span></text:p>
      <text:p text:style-name="P3">Org.nr: 556755-7763<text:tab/><text:tab/><text:tab/><text:tab/><text:tab/>160501-170430<text:tab/></text:p>
      <text:p text:style-name="P3"/>
      <text:p text:style-name="P1"><text:span text:style-name="T3"><text:tab/><text:tab/><text:tab/><text:tab/><text:tab/><text:tab/><text:tab/><text:tab/></text:span><text:span text:style-name="T8">Balansräkning</text:span></text:p>
      <text:p text:style-name="P10"/>
      <text:p text:style-name="P1"><text:span text:style-name="T10"><text:tab/><text:tab/><text:tab/><text:tab/><text:tab/><text:tab/><text:tab/><text:tab/><text:tab/><text:tab/></text:span><text:span text:style-name="T14"> </text:span></text:p>
      <text:p text:style-name="P1"><text:span text:style-name="T14">TILLGÅNGAR<text:tab/><text:tab/><text:tab/><text:tab/><text:tab/><text:tab/><text:tab/><text:tab/><text:tab/></text:span><text:span text:style-name="T16">160430 <text:s text:c="11"/>170430</text:span></text:p>
      <text:p text:style-name="P19"/>
      <text:p text:style-name="P1"><text:span text:style-name="T14">Anläggningstillgångar</text:span><text:span text:style-name="T16"> </text:span></text:p>
      <text:p text:style-name="P17"><text:tab/> Inventarier <text:tab/> (not 2)<text:tab/><text:tab/><text:tab/><text:tab/><text:tab/><text:tab/>13 951 <text:s text:c="14"/>13 951<text:tab/><text:tab/></text:p>
      <text:p text:style-name="P19"/>
      <text:p text:style-name="P1"><text:span text:style-name="T14">Summa anläggningstillgångar</text:span><text:span text:style-name="T16"> <text:tab/> <text:s text:c="33"/></text:span><text:span text:style-name="T14">13 951 <text:s text:c="14"/>13 951</text:span></text:p>
      <text:p text:style-name="P14"/>
      <text:p text:style-name="P1"><text:span text:style-name="T14">Omsättningstillgångar</text:span><text:span text:style-name="T16"> </text:span></text:p>
      <text:p text:style-name="P17"/>
      <text:p text:style-name="P17">Kortfristiga fordringar </text:p>
      <text:p text:style-name="P26"><text:tab/>Kundfordringar <text:tab/><text:tab/><text:tab/> <text:s text:c="42"/><text:tab/> 0<text:tab/><text:tab/> <text:s text:c="10"/>0 </text:p>
      <text:p text:style-name="P26"><text:tab/>Övriga fordringar<text:tab/><text:tab/><text:tab/><text:tab/><text:tab/><text:tab/><text:tab/><text:tab/> 0<text:tab/><text:tab/> <text:s text:c="10"/>0</text:p>
      <text:p text:style-name="P26"><text:tab/>Skattefordringar<text:tab/><text:tab/><text:tab/><text:tab/><text:tab/><text:tab/><text:tab/> 34 989 <text:s text:c="14"/>34 989 <text:tab/><text:tab/></text:p>
      <text:p text:style-name="P17">Summa kortfristiga fordringar <text:tab/><text:tab/><text:tab/><text:tab/><text:tab/><text:tab/> 34 989 <text:s text:c="14"/>34 989</text:p>
      <text:p text:style-name="P17"/>
      <text:p text:style-name="P17">Kassa och bank </text:p>
      <text:p text:style-name="P17"><text:tab/>Bank<text:tab/><text:tab/><text:tab/><text:tab/><text:tab/><text:tab/><text:tab/><text:tab/><text:tab/><text:tab/> 91 301 <text:s text:c="14"/>55 772</text:p>
      <text:p text:style-name="P19"/>
      <text:p text:style-name="P1"><text:span text:style-name="T14">Summa omsättningstillgångar<text:tab/><text:tab/><text:tab/> <text:s text:c="16"/></text:span><text:span text:style-name="T13">126 290 <text:s text:c="13"/>90 761</text:span><text:span text:style-name="T16"><text:tab/><text:tab/><text:tab/><text:tab/> <text:s text:c="9"/></text:span></text:p>
      <text:p text:style-name="P19"/>
      <text:p text:style-name="P1"><text:span text:style-name="T14">SUMMA TILLGÅNGAR<text:tab/><text:tab/><text:tab/><text:tab/><text:tab/><text:tab/><text:tab/></text:span><text:span text:style-name="T13">140 241 <text:s text:c="12"/>104 712</text:span></text:p>
      <text:p text:style-name="P19"/>
      <text:p text:style-name="P19"/>
      <text:p text:style-name="P1"><text:span text:style-name="T14">EGET KAPITAL, AVSÄTTNINGAR OCH SKULDER</text:span><text:span text:style-name="T16"> </text:span></text:p>
      <text:p text:style-name="P19"/>
      <text:p text:style-name="P1"><text:span text:style-name="T14">Eget kapital<text:tab/></text:span><text:span text:style-name="T16">(not 3)</text:span></text:p>
      <text:p text:style-name="P17">Bundet Aktiekapital <text:s/><text:tab/><text:tab/><text:tab/><text:tab/><text:tab/><text:tab/><text:tab/><text:tab/><text:tab/> <text:s text:c="15"/></text:p>
      <text:p text:style-name="P1"><text:span text:style-name="T16"><text:s/><text:tab/>Aktiekapital </text:span><text:span text:style-name="T19">(1000st aktier med kvotvärde 100kr)<text:tab/><text:tab/></text:span><text:span text:style-name="T16">100 000<text:tab/><text:tab/> 100 000</text:span></text:p>
      <text:p text:style-name="P17"><text:tab/>Fritt eget kapital<text:tab/><text:tab/><text:tab/><text:tab/><text:tab/><text:tab/><text:tab/> <text:s/>67 424 <text:s text:c="13"/>22 124</text:p>
      <text:p text:style-name="P18"><text:tab/> Årets resultat<text:tab/><text:tab/><text:tab/><text:tab/><text:tab/><text:tab/><text:tab/><text:tab/> -21 443 <text:s text:c="12"/>-29 340</text:p>
      <text:p text:style-name="P19">Summa eget kapital<text:tab/><text:tab/><text:tab/><text:tab/><text:tab/><text:tab/> <text:s text:c="8"/>145 981 <text:s text:c="13"/>92 784 <text:s text:c="2"/></text:p>
      <text:p text:style-name="P19"/>
      <text:p text:style-name="P19">Kortfristiga skulder</text:p>
      <text:p text:style-name="P17"><text:tab/>Leverantörsskulder<text:tab/><text:tab/><text:tab/><text:tab/><text:tab/><text:tab/><text:tab/><text:tab/> <text:s text:c="2"/>0<text:tab/> <text:s text:c="22"/>0</text:p>
      <text:p text:style-name="P17"><text:tab/>Skatteskulder <text:s text:c="2"/><text:tab/><text:tab/><text:tab/><text:tab/><text:tab/><text:tab/><text:tab/><text:tab/> <text:s text:c="4"/>5 461 <text:s text:c="13"/>11 613</text:p>
      <text:p text:style-name="P17"><text:tab/>Moms<text:tab/><text:tab/><text:tab/><text:tab/><text:tab/><text:tab/><text:tab/><text:tab/><text:tab/> <text:s text:c="7"/>279<text:tab/> <text:s text:c="7"/>315 <text:s text:c="5"/></text:p>
      <text:p text:style-name="P19">Summa kortfristiga skulder<text:tab/><text:tab/><text:tab/><text:tab/><text:tab/><text:tab/> <text:s text:c="4"/>5 740 <text:s text:c="13"/>11 928</text:p>
      <text:p text:style-name="P19"/>
      <text:p text:style-name="P1"><text:span text:style-name="T14">SUMMA EGET KAPITAL OCH</text:span><text:span text:style-name="T16"> </text:span><text:span text:style-name="T14">SKULDER<text:tab/><text:tab/><text:tab/> <text:s/>140 241 <text:s text:c="9"/>104 712</text:span></text:p>
      <text:p text:style-name="P19"/>
      <text:p text:style-name="P19"/>
      <text:p text:style-name="P1"><text:span text:style-name="T4">Ställda säkerheter<text:tab/><text:tab/><text:tab/><text:tab/><text:tab/><text:tab/><text:tab/><text:tab/>inga<text:tab/><text:tab/></text:span><text:span text:style-name="T4"><text:tab/>inga</text:span></text:p>
      <text:p text:style-name="P7">Ansvarsförbindelser<text:tab/><text:tab/><text:tab/><text:tab/><text:tab/><text:tab/><text:tab/>inga<text:tab/><text:tab/><text:tab/>inga</text:p>
      <text:p text:style-name="P7"/>
      <text:p text:style-name="P1"><text:soft-page-break/><text:span text:style-name="T4">Amber BioSciences AB<text:tab/><text:tab/><text:tab/><text:tab/>Årsredovisning</text:span><text:span text:style-name="T3"><text:tab/><text:tab/><text:tab/><text:tab/>Sida 5</text:span></text:p>
      <text:p text:style-name="P7">Org.nr: 556755-7763<text:tab/><text:tab/><text:tab/><text:tab/>160501-170430<text:tab/></text:p>
      <text:p text:style-name="P7"/>
      <text:p text:style-name="P7"><text:s text:c="48"/>TILLÄGGSUPPLYSNINGAR <text:s text:c="51"/></text:p>
      <text:p text:style-name="P7"/>
      <text:p text:style-name="P1"><text:span text:style-name="T3">ALLMÄNNA UPPLYSNINGAR</text:span><text:span text:style-name="T4"> <text:s text:c="50"/></text:span></text:p>
      <text:p text:style-name="P7"><text:s text:c="56"/></text:p>
      <text:p text:style-name="P7">Redovisningsprinciper <text:s text:c="50"/></text:p>
      <text:p text:style-name="P3">Årsredovisningen har upprättats i enlighet med Årsredovisningslagen och <text:s text:c="48"/></text:p>
      <text:p text:style-name="P1"><text:span text:style-name="T3">Bokföringsnämndens allmänna råd, dock har BFNAR 2008:1 (K2) ej tillämpats.</text:span><text:span text:style-name="T4"> <text:s text:c="53"/></text:span></text:p>
      <text:p text:style-name="P7"><text:s text:c="56"/></text:p>
      <text:p text:style-name="P7">Värderingsprinciper m.m. <text:s text:c="55"/></text:p>
      <text:p text:style-name="P3">Tillgångar, avsättningar och skulder har värderats till anskaffningsvärden om inget annat anges nedan. <text:s text:c="51"/></text:p>
      <text:p text:style-name="P3"><text:s text:c="56"/></text:p>
      <text:p text:style-name="P8">Fordringar <text:s text:c="53"/></text:p>
      <text:p text:style-name="P22">Fordringar har upptagits till belopp varmed de beräknas inflyta. <text:s text:c="55"/></text:p>
      <text:p text:style-name="P22"><text:s/></text:p>
      <text:p text:style-name="P30">Intäktsredovisning</text:p>
      <text:p text:style-name="P29"><text:span text:style-name="T20">Intäkter har tagits upp till verkligt värde av vad som erhållits eller kommer att erhållas och redovisas i den omfattning det är sannolikt att de ekonomiska fördelarna kommer att tillgodogöras bolaget och intäkterna kan beräknas på ett tillförlitligt sätt. </text:span><text:span text:style-name="T2"><text:s text:c="49"/></text:span></text:p>
      <text:p text:style-name="P8">Definition av nyckeltal</text:p>
      <text:p text:style-name="P3">Soliditet</text:p>
      <text:p text:style-name="P3">Justerat eget kapital i procent av balansomslutning</text:p>
      <text:p text:style-name="P3"/>
      <text:p text:style-name="P3">Avskrivningsprinciper för materiella anläggningstillgångar <text:s text:c="53"/></text:p>
      <text:p text:style-name="P3">Avskrivningar enligt plan baseras på ursprungliga anskaffningsvärden minskat med <text:s text:c="55"/></text:p>
      <text:p text:style-name="P3">beräknat restvärde avseende väsentliga belopp. Avskrivning sker över tillgångarnas <text:s text:c="53"/></text:p>
      <text:p text:style-name="P3">beräknade nyttjandeperiod. <text:s text:c="53"/></text:p>
      <text:p text:style-name="P3"><text:s text:c="56"/></text:p>
      <text:p text:style-name="P3">Avskrivning har skett med följande procentsatser: <text:s text:c="54"/></text:p>
      <text:p text:style-name="P3"><text:s text:c="56"/></text:p>
      <text:p text:style-name="P3">Inventarier, verktyg och installationer<text:tab/><text:tab/><text:tab/><text:tab/><text:tab/><text:tab/><text:tab/>0% <text:s text:c="12"/></text:p>
      <text:p text:style-name="P3"><text:s text:c="107"/></text:p>
      <text:p text:style-name="P9"/>
      <text:p text:style-name="P1"><text:span text:style-name="T5">UPPLYSNINGAR TILL ENSKILDA POSTER </text:span><text:span text:style-name="T3"><text:s text:c="54"/></text:span></text:p>
      <text:p text:style-name="P3"/>
      <text:p text:style-name="P3"/>
      <text:p text:style-name="P3">Not 1<text:tab/>Personal <text:s text:c="55"/></text:p>
      <text:p text:style-name="P3"/>
      <text:p text:style-name="P3">Löner har uppgått till 0 (25 000) kr. </text:p>
      <text:p text:style-name="P3">Sociala avgifter har uppgått till 0 (7 855) kr. </text:p>
      <text:p text:style-name="P3">Medeltal anställda har varit 1 (1).</text:p>
      <text:p text:style-name="P14"/>
      <text:p text:style-name="P25"/>
      <text:p text:style-name="P1"><text:span text:style-name="T4">Amber BioSciences AB<text:tab/><text:tab/><text:tab/><text:tab/>Årsredovisning</text:span><text:span text:style-name="T3"><text:tab/><text:tab/><text:tab/><text:tab/>Sida 6</text:span></text:p>
      <text:p text:style-name="P7">Org.nr: 556755-7763<text:tab/><text:tab/><text:tab/><text:tab/>160501-170430<text:tab/></text:p>
      <text:p text:style-name="P9"/>
      <text:p text:style-name="P3"><text:s text:c="56"/></text:p>
      <text:p text:style-name="P3">Not 2<text:tab/>Inventarier<text:tab/><text:tab/><text:tab/><text:tab/><text:tab/><text:tab/>2016-04-30<text:tab/> <text:s text:c="6"/>2017-04-30</text:p>
      <text:p text:style-name="P3"><text:tab/><text:tab/></text:p>
      <text:p text:style-name="P3">Ingående anskaffningsvärde<text:tab/><text:tab/><text:tab/><text:tab/> <text:s text:c="9"/>112 098 <text:s text:c="19"/>112 098</text:p>
      <text:p text:style-name="P3">Inköp<text:tab/><text:tab/><text:tab/><text:tab/><text:tab/><text:tab/><text:tab/><text:tab/><text:tab/> <text:s text:c="4"/>3 756 <text:s text:c="31"/>0</text:p>
      <text:p text:style-name="P3">Utgående ackumulerat anskaffningsvärde<text:tab/><text:tab/><text:tab/> 115 854 <text:s text:c="20"/>112 098</text:p>
      <text:p text:style-name="P3"><text:s text:c="56"/></text:p>
      <text:p text:style-name="P3">Ingående avskrivningar<text:tab/><text:tab/><text:tab/><text:tab/><text:tab/><text:tab/>-101 903 <text:s text:c="19"/>-101 903</text:p>
      <text:p text:style-name="P3">Årets avskrivningar<text:tab/><text:tab/><text:tab/><text:tab/><text:tab/><text:tab/><text:tab/> <text:s text:c="11"/>0<text:tab/><text:tab/><text:tab/> <text:s text:c="12"/>0</text:p>
      <text:p text:style-name="P3">Utgående ackumulerade avskrivningar<text:tab/><text:tab/><text:tab/>-101 903 <text:s text:c="19"/>-101 903</text:p>
      <text:p text:style-name="P3"/>
      <text:p text:style-name="P1"><text:span text:style-name="T3">Redovisat värde<text:tab/><text:tab/><text:tab/><text:tab/><text:tab/><text:tab/><text:tab/> <text:s text:c="3"/></text:span><text:span text:style-name="T1">13 951 <text:s text:c="26"/>13 951 <text:s text:c="38"/></text:span></text:p>
      <text:p text:style-name="P7"/>
      <text:p text:style-name="P23"><text:s/></text:p>
      <text:p text:style-name="P27"><text:s/><text:tab/>Aktie-<text:tab/><text:tab/>Reserv-<text:tab/>Balanserat<text:tab/>Årets</text:p>
      <text:p text:style-name="Standard"><text:span text:style-name="T18">Not 3</text:span><text:span text:style-name="T18"><text:tab/></text:span><text:span text:style-name="T15">Eget kapital<text:tab/><text:tab/><text:tab/></text:span><text:span text:style-name="T18">kapital<text:tab/><text:tab/>fond<text:tab/><text:tab/> resultat<text:tab/>resultat</text:span></text:p>
      <text:p text:style-name="P28">Belopp vid årets ingång<text:tab/>100 000<text:tab/>0<text:tab/><text:tab/>45 981 <text:tab/>-29 340</text:p>
      <text:p text:style-name="P28">Disposition enligt<text:tab/><text:tab/><text:tab/><text:tab/><text:tab/><text:tab/><text:tab/><text:tab/></text:p>
      <text:p text:style-name="P28">Årsstämma<text:tab/><text:tab/><text:tab/><text:tab/><text:tab/><text:tab/> <text:s text:c="9"/>-29 340<text:tab/> </text:p>
      <text:p text:style-name="P28">Årets resultat<text:tab/><text:tab/><text:tab/><text:tab/><text:tab/><text:tab/><text:tab/><text:tab/><text:tab/> <text:s text:c="2"/></text:p>
      <text:p text:style-name="P31">100 000<text:tab/>0<text:tab/><text:tab/>16 641<text:tab/>-29 340<text:tab/> <text:s/></text:p>
      <text:p text:style-name="P20"/>
      <text:p text:style-name="P7"/>
      <text:p text:style-name="P7"/>
      <text:p text:style-name="P7"/>
      <text:p text:style-name="P3">Lund 2017-11-08</text:p>
      <text:p text:style-name="P11"/>
      <text:p text:style-name="P11"/>
      <text:p text:style-name="P11"/>
      <text:p text:style-name="P11"/>
      <text:p text:style-name="P3">Morten Krogh<text:tab/><text:tab/><text:tab/><text:tab/><text:tab/>Ann-Sofie Albrekt<text:tab/>Elias Moberger</text:p>
      <text:p text:style-name="P3">Verkställande direktör<text:tab/><text:tab/><text:tab/>Ledamot <text:s text:c="19"/>Ledamot</text:p>
      <text:p text:style-name="P3">Styrelseordförand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stycke" style:family="paragraph" style:parent-style-name="Standard">
      <style:paragraph-properties fo:margin-left="0.5in" fo:margin-right="0in" fo:margin-top="0in" fo:margin-bottom="0.139in" fo:line-height="115%" fo:orphans="2" fo:widows="2" fo:hyphenation-ladder-count="no-limit" fo:text-indent="0in" style:auto-text-indent="false"/>
      <style:text-properties style:font-name="Calibri" fo:font-size="11pt" fo:language="sv" fo:country="SE" style:letter-kerning="tru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Standardstycketeckensnitt" style:family="text"/>
    <style:style style:name="Standardstycketeckensnitt2" style:family="text"/>
    <style:style style:name="Absatz-Standardschriftart" style:family="text"/>
    <style:style style:name="WW-Absatz-Standardschriftart" style:family="text"/>
    <style:style style:name="Standardstycketeckensnitt1" style:family="text"/>
    <style:style style:name="Ballongtext_20_Char" style:display-name="Ballongtext Char" style:family="text">
      <style:text-properties style:font-name="Tahoma" fo:font-size="8pt" fo:language="en" fo:country="none" style:letter-kerning="true" style:font-name-asian="Arial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pn</meta:initial-creator>
    <meta:creation-date>2012-10-16T07:36:00</meta:creation-date>
    <dc:date>2017-11-08T10:23:34</dc:date>
    <meta:print-date>2016-12-05T20:57:48</meta:print-date>
    <meta:editing-cycles>33</meta:editing-cycles>
    <meta:editing-duration>P1DT22H37M56S</meta:editing-duration>
    <meta:generator>OpenOffice/4.1.3$Unix OpenOffice.org_project/413m1$Build-9783</meta:generator>
    <dc:creator>Morten Krogh</dc:creator>
    <meta:printed-by>Morten Krogh</meta:printed-by>
    <meta:document-statistic meta:table-count="0" meta:image-count="0" meta:object-count="0" meta:page-count="6" meta:paragraph-count="159" meta:word-count="781" meta:character-count="8642"/>
  </office:meta>
</office:document-meta>
</file>